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9" style:family="table-cell" style:parent-style-name="Default" style:data-style-name="N36"/>
    <style:style style:name="ce20" style:family="table-cell" style:parent-style-name="Default" style:data-style-name="N0"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B050"/>
    </style:style>
    <style:style style:name="ce22" style:family="table-cell" style:parent-style-name="Default" style:data-style-name="N0">
      <style:table-cell-properties fo:background-color="#4472C4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#4472C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="thin solid #000000" style:vertical-align="top" fo:wrap-option="wrap" fo:background-color="#FFFFA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7.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o_Estudo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8" table:default-cell-style-name="ce1"/>
        <table:table-column table:style-name="co7" table:number-columns-repeated="16319" table:default-cell-style-name="ce1"/>
        <table:table-row table:style-name="ro1">
          <table:table-cell/>
          <table:table-cell office:value-type="string" table:number-columns-spanned="5" table:number-rows-spanned="1" table:style-name="ce23">
            <text:p>Licenciatura em Engenharia Eletrotécnica e de Computadores</text:p>
          </table:table-cell>
          <table:covered-table-cell table:number-columns-repeated="4"/>
          <table:table-cell table:number-columns-repeated="16378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office:value-type="float" office:value="1020881" table:style-name="ce2">
            <text:p>1020881</text:p>
          </table:table-cell>
          <table:table-cell office:value-type="string" table:style-name="ce1">
            <text:p>2020/2021</text:p>
          </table:table-cell>
          <table:table-cell office:value-type="string" table:style-name="ce3">
            <text:p>Sérgio Santos</text:p>
          </table:table-cell>
          <table:table-cell office:value-type="string" table:style-name="ce4">
            <text:p>AVALIAÇÃO</text:p>
          </table:table-cell>
          <table:table-cell office:value-type="string" table:style-name="ce4">
            <text:p>ECTS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1º ANO | 1º SEMESTRE</text:p>
          </table:table-cell>
          <table:covered-table-cell/>
          <table:table-cell table:style-name="ce1"/>
          <table:table-cell table:style-name="ce5"/>
          <table:table-cell table:style-name="ce6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number-columns-repeated="2" table:style-name="ce5"/>
          <table:table-cell table:style-name="ce6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Álgebra Linear e Geometria Analítica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6]*([.$F6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Algoritmia e Programação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7]*([.$F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Fundamentos da Engenharia Electrotécnica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7" table:style-name="ce9">
            <text:p>7</text:p>
          </table:table-cell>
          <table:table-cell office:value-type="float" office:value="0.58333333333333337" table:formula="of:=[.$E8]*([.$F8]/[.$F$53])" table:style-name="ce1">
            <text:p>0.58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Gestão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9]*([.$F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atemát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0]*([.$F10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Projeto de Engenharia em Eletrotecnia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0.12222222222222223" table:formula="of:=[.$E11]*([.$F11]/[.$F$53])" table:style-name="ce1">
            <text:p>0.122222222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1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Desenvolvimento de Aplicações Computacionai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5" table:style-name="ce9">
            <text:p>5</text:p>
          </table:table-cell>
          <table:table-cell office:value-type="float" office:value="0.3611111111111111" table:formula="of:=[.$E15]*([.$F15]/[.$F$53])" table:style-name="ce1">
            <text:p>0.361111111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16]*([.$F1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Física Experimental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5" table:style-name="ce9">
            <text:p>5</text:p>
          </table:table-cell>
          <table:table-cell office:value-type="float" office:value="0.38888888888888884" table:formula="of:=[.$E17]*([.$F17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atemática II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18]*([.$F18]/[.$F$53])" table:style-name="ce1">
            <text:p>0.44444444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Digitai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5" table:style-name="ce9">
            <text:p>5</text:p>
          </table:table-cell>
          <table:table-cell office:value-type="float" office:value="0.30555555555555552" table:formula="of:=[.$E19]*([.$F19]/[.$F$53])" table:style-name="ce1">
            <text:p>0.305555556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oria dos Circuitos<text:s text:c="2"/></text:p>
          </table:table-cell>
          <table:covered-table-cell table:number-columns-repeated="2"/>
          <table:table-cell office:value-type="float" office:value="16" table:style-name="ce9">
            <text:p>16</text:p>
          </table:table-cell>
          <table:table-cell office:value-type="float" office:value="5" table:style-name="ce9">
            <text:p>5</text:p>
          </table:table-cell>
          <table:table-cell office:value-type="float" office:value="0.44444444444444442" table:formula="of:=[.$E20]*([.$F20]/[.$F$53])" table:style-name="ce1">
            <text:p>0.444444444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2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Electromagnetismo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24]*([.$F24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II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0.3888888888888889" table:formula="of:=[.$E25]*([.$F25]/[.$F$53])" table:style-name="ce1">
            <text:p>0.388888889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statística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5" table:style-name="ce9">
            <text:p>5</text:p>
          </table:table-cell>
          <table:table-cell office:value-type="float" office:value="0.27777777777777779" table:formula="of:=[.$E26]*([.$F26]/[.$F$53])" table:style-name="ce1">
            <text:p>0.277777778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icroprocessadores e Microcontroladore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7]*([.$F27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nais e Sistema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28]*([.$F28]/[.$F$53])" table:style-name="ce1">
            <text:p>0.4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2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Eletrónica Aplicada<text:s text:c="2"/></text:p>
          </table:table-cell>
          <table:covered-table-cell table:number-columns-repeated="2"/>
          <table:table-cell office:value-type="float" office:value="12" table:style-name="ce9">
            <text:p>12</text:p>
          </table:table-cell>
          <table:table-cell office:value-type="float" office:value="6" table:style-name="ce9">
            <text:p>6</text:p>
          </table:table-cell>
          <table:table-cell office:value-type="float" office:value="0.4" table:formula="of:=[.$E32]*([.$F32]/[.$F$53])" table:style-name="ce1">
            <text:p>0.4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Máquinas Eléctricas<text:s text:c="2"/>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33]*([.$F33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Computacionais<text:s text:c="2"/></text:p>
          </table:table-cell>
          <table:covered-table-cell table:number-columns-repeated="2"/>
          <table:table-cell office:value-type="float" office:value="14" table:style-name="ce9">
            <text:p>14</text:p>
          </table:table-cell>
          <table:table-cell office:value-type="float" office:value="6" table:style-name="ce9">
            <text:p>6</text:p>
          </table:table-cell>
          <table:table-cell office:value-type="float" office:value="0.46666666666666667" table:formula="of:=[.$E34]*([.$F34]/[.$F$53])" table:style-name="ce1">
            <text:p>0.4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lecomunicaçõe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35]*([.$F35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Teoria dos Sistemas <text:s/>(6)</text:p>
          </table:table-cell>
          <table:covered-table-cell table:number-columns-repeated="2"/>
          <table:table-cell office:value-type="float" office:value="17" table:style-name="ce9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0.56666666666666665" table:formula="of:=[.$E36]*([.$F36]/[.$F$53])" table:style-name="ce1">
            <text:p>0.566666667</text:p>
          </table:table-cell>
          <table:table-cell table:number-columns-repeated="16377"/>
        </table:table-row>
        <table:table-row table:style-name="ro4">
          <table:table-cell/>
          <table:table-cell table:style-name="ce16"/>
          <table:table-cell table:number-columns-repeated="2" table:style-name="ce17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3º ANO | 1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Comunicação de Dado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0]*([.$F40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Electrónica de Potência <text:s/>(6)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1]*([.$F41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Laboratório de Sistemas <text:s/>(6)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42]*([.$F4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de Energia e Energias Renovávei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3]*([.$F43]/[.$F$53])" table:style-name="ce1">
            <text:p>0.3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Vibrações e Ondas<text:s text:c="2"/></text:p>
          </table:table-cell>
          <table:covered-table-cell table:number-columns-repeated="2"/>
          <table:table-cell office:value-type="float" office:value="10" table:style-name="ce9">
            <text:p>10</text:p>
          </table:table-cell>
          <table:table-cell office:value-type="float" office:value="6" table:style-name="ce9">
            <text:p>6</text:p>
          </table:table-cell>
          <table:table-cell office:value-type="float" office:value="0.33333333333333331" table:formula="of:=[.$E44]*([.$F44]/[.$F$53])" table:style-name="ce1">
            <text:p>0.333333333</text:p>
          </table:table-cell>
          <table:table-cell table:number-columns-repeated="16377"/>
        </table:table-row>
        <table:table-row table:style-name="ro4">
          <table:table-cell/>
          <table:table-cell table:style-name="ce10"/>
          <table:table-cell table:number-columns-repeated="2" table:style-name="ce11"/>
          <table:table-cell table:style-name="ce12"/>
          <table:table-cell table:style-name="ce13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2" table:number-rows-spanned="1" table:style-name="ce24">
            <text:p>3º ANO | 2º SEMESTRE</text:p>
          </table:table-cell>
          <table:covered-table-cell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4">
          <table:table-cell/>
          <table:table-cell table:style-name="ce7"/>
          <table:table-cell table:style-name="ce8"/>
          <table:table-cell table:style-name="ce5"/>
          <table:table-cell table:style-name="ce14"/>
          <table:table-cell table:style-name="ce15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6">
            <text:p>Projeto / Estágio <text:s/>(12)</text:p>
          </table:table-cell>
          <table:covered-table-cell table:number-columns-repeated="2"/>
          <table:table-cell office:value-type="float" office:value="14" table:style-name="ce18">
            <text:p>14</text:p>
          </table:table-cell>
          <table:table-cell office:value-type="float" office:value="12" table:style-name="ce9">
            <text:p>12</text:p>
          </table:table-cell>
          <table:table-cell office:value-type="float" office:value="0.93333333333333335" table:formula="of:=[.$E48]*([.$F48]/[.$F$53])" table:style-name="ce1">
            <text:p>0.9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Computacionais Avançados<text:s text:c="2"/></text:p>
          </table:table-cell>
          <table:covered-table-cell table:number-columns-repeated="2"/>
          <table:table-cell office:value-type="float" office:value="13" table:style-name="ce9">
            <text:p>13</text:p>
          </table:table-cell>
          <table:table-cell office:value-type="float" office:value="6" table:style-name="ce9">
            <text:p>6</text:p>
          </table:table-cell>
          <table:table-cell office:value-type="float" office:value="0.43333333333333335" table:formula="of:=[.$E49]*([.$F49]/[.$F$53])" table:style-name="ce1">
            <text:p>0.433333333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3" table:number-rows-spanned="1" table:style-name="ce25">
            <text:p>Sistemas Electromecânicos<text:s text:c="2"/></text:p>
          </table:table-cell>
          <table:covered-table-cell table:number-columns-repeated="2"/>
          <table:table-cell office:value-type="float" office:value="11" table:style-name="ce9">
            <text:p>11</text:p>
          </table:table-cell>
          <table:table-cell office:value-type="float" office:value="6" table:style-name="ce9">
            <text:p>6</text:p>
          </table:table-cell>
          <table:table-cell office:value-type="float" office:value="0.36666666666666664" table:formula="of:=[.$E50]*([.$F50]/[.$F$53])" table:style-name="ce1">
            <text:p>0.366666667</text:p>
          </table:table-cell>
          <table:table-cell table:number-columns-repeated="16377"/>
        </table:table-row>
        <table:table-row table:style-name="ro3">
          <table:table-cell/>
          <table:table-cell office:value-type="string" table:number-columns-spanned="5" table:number-rows-spanned="1" table:style-name="ce28">
            <text:p>OPTATIVAS - ESCOLHER UMA:</text:p>
          </table:table-cell>
          <table:covered-table-cell table:number-columns-repeated="4"/>
          <table:table-cell table:number-columns-repeated="16378" table:style-name="ce1"/>
        </table:table-row>
        <table:table-row table:style-name="ro3">
          <table:table-cell/>
          <table:table-cell office:value-type="string" table:number-columns-spanned="3" table:number-rows-spanned="1" table:style-name="ce25">
            <text:p>Comportamento Organizacional</text:p>
          </table:table-cell>
          <table:covered-table-cell table:number-columns-repeated="2"/>
          <table:table-cell office:value-type="float" office:value="15" table:style-name="ce9">
            <text:p>15</text:p>
          </table:table-cell>
          <table:table-cell office:value-type="float" office:value="6" table:style-name="ce9">
            <text:p>6</text:p>
          </table:table-cell>
          <table:table-cell office:value-type="float" office:value="0.5" table:formula="of:=[.$E52]*([.$F52]/[.$F$53])" table:style-name="ce1">
            <text:p>0.5</text:p>
          </table:table-cell>
          <table:table-cell table:number-columns-repeated="16377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Nota / ECTS (Actual)</text:p>
          </table:table-cell>
          <table:table-cell office:value-type="float" office:value="12.741935483870968" table:formula="of:=SUM([.E6:.E52])/31" table:style-name="ce19">
            <text:p>12.7</text:p>
          </table:table-cell>
          <table:table-cell office:value-type="float" office:value="180" table:formula="of:=2*COUNTIF([.F6:.F52];2)+5*COUNTIF([.F6:.F52];5)+6*COUNTIF([.F6:.F52];6)+12*COUNTIF([.F6:.F52];12)+7*COUNTIF([.F6:.F52];7)" table:style-name="ce1">
            <text:p>180</text:p>
          </table:table-cell>
          <table:table-cell office:value-type="float" office:value="12.822222222222226" table:formula="of:=SUM([.G6:.G52])" table:style-name="ce1">
            <text:p>12.82222222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20">
            <text:p>Média atual: 12.56 (168 ECTS)</text:p>
          </table:table-cell>
          <table:table-cell table:number-columns-repeated="16382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Garantido tirar 13 nota final.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2" table:style-name="ce1"/>
          <table:table-cell office:value-type="string" table:style-name="ce1">
            <text:p>Podia ser melhor.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/>
          <table:table-cell office:value-type="string" table:style-name="ce21">
            <text:p>Expected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22">
            <text:p>Done</text:p>
          </table:table-cell>
          <table:table-cell table:number-columns-repeated="16382" table:style-name="ce1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7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sergio santos</meta:initial-creator>
    <dc:creator>sergio santos</dc:creator>
    <meta:creation-date>2019-09-16T11:35:27Z</meta:creation-date>
    <dc:date>2021-05-28T06:31:41Z</dc:date>
    <meta:print-date>2021-05-28T06:31:31Z</meta:print-date>
    <meta:editing-cycles>54</meta:editing-cycles>
    <meta:editing-duration>PT5095S</meta:editing-duration>
  </office:meta>
</office:document-meta>
</file>